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share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Tamaño historia local</text:p>
          </table:table-cell>
          <table:table-cell table:style-name="ce4" office:value-type="string" calcext:value-type="string" table:number-columns-spanned="5" table:number-rows-spanned="1">
            <text:p>Bits PC para indexar</text:p>
          </table:table-cell>
          <table:covered-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836" calcext:value-type="float">
            <text:p>66.836</text:p>
          </table:table-cell>
          <table:table-cell office:value-type="float" office:value="74.22" calcext:value-type="float">
            <text:p>74.22</text:p>
          </table:table-cell>
          <table:table-cell office:value-type="float" office:value="84.939" calcext:value-type="float">
            <text:p>84.939</text:p>
          </table:table-cell>
          <table:table-cell office:value-type="float" office:value="86.597" calcext:value-type="float">
            <text:p>86.597</text:p>
          </table:table-cell>
          <table:table-cell office:value-type="float" office:value="86.692" calcext:value-type="float">
            <text:p>86.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.543" calcext:value-type="float">
            <text:p>68.543</text:p>
          </table:table-cell>
          <table:table-cell office:value-type="float" office:value="76.427" calcext:value-type="float">
            <text:p>76.427</text:p>
          </table:table-cell>
          <table:table-cell office:value-type="float" office:value="88.027" calcext:value-type="float">
            <text:p>88.027</text:p>
          </table:table-cell>
          <table:table-cell office:value-type="float" office:value="89.488" calcext:value-type="float">
            <text:p>89.488</text:p>
          </table:table-cell>
          <table:table-cell office:value-type="float" office:value="89.58" calcext:value-type="float">
            <text:p>89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71" calcext:value-type="float">
            <text:p>69.71</text:p>
          </table:table-cell>
          <table:table-cell office:value-type="float" office:value="77.388" calcext:value-type="float">
            <text:p>77.388</text:p>
          </table:table-cell>
          <table:table-cell office:value-type="float" office:value="89.109" calcext:value-type="float">
            <text:p>89.109</text:p>
          </table:table-cell>
          <table:table-cell office:value-type="float" office:value="90.518" calcext:value-type="float">
            <text:p>90.518</text:p>
          </table:table-cell>
          <table:table-cell office:value-type="float" office:value="90.589" calcext:value-type="float">
            <text:p>90.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.616" calcext:value-type="float">
            <text:p>84.616</text:p>
          </table:table-cell>
          <table:table-cell office:value-type="float" office:value="85.82" calcext:value-type="float">
            <text:p>85.82</text:p>
          </table:table-cell>
          <table:table-cell office:value-type="float" office:value="92.497" calcext:value-type="float">
            <text:p>92.497</text:p>
          </table:table-cell>
          <table:table-cell office:value-type="float" office:value="93.507" calcext:value-type="float">
            <text:p>93.507</text:p>
          </table:table-cell>
          <table:table-cell office:value-type="float" office:value="93.559" calcext:value-type="float">
            <text:p>93.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913" calcext:value-type="float">
            <text:p>87.913</text:p>
          </table:table-cell>
          <table:table-cell office:value-type="float" office:value="86.464" calcext:value-type="float">
            <text:p>86.464</text:p>
          </table:table-cell>
          <table:table-cell office:value-type="float" office:value="92.391" calcext:value-type="float">
            <text:p>92.391</text:p>
          </table:table-cell>
          <table:table-cell office:value-type="float" office:value="93.401" calcext:value-type="float">
            <text:p>93.401</text:p>
          </table:table-cell>
          <table:table-cell office:value-type="float" office:value="93.447" calcext:value-type="float">
            <text:p>93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eptron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1" table:number-rows-spanned="2">
            <text:p>Bits historia global</text:p>
          </table:table-cell>
          <table:table-cell table:style-name="ce4" office:value-type="string" calcext:value-type="string" table:number-columns-spanned="5" table:number-rows-spanned="1">
            <text:p>Bits PC para indexar</text:p>
          </table:table-cell>
          <table:covered-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96" calcext:value-type="float">
            <text:p>71.496</text:p>
          </table:table-cell>
          <table:table-cell office:value-type="float" office:value="84.303" calcext:value-type="float">
            <text:p>84.303</text:p>
          </table:table-cell>
          <table:table-cell office:value-type="float" office:value="90.859" calcext:value-type="float">
            <text:p>90.859</text:p>
          </table:table-cell>
          <table:table-cell office:value-type="float" office:value="91.466" calcext:value-type="float">
            <text:p>91.466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266" calcext:value-type="float">
            <text:p>74.266</text:p>
          </table:table-cell>
          <table:table-cell office:value-type="float" office:value="90.029" calcext:value-type="float">
            <text:p>90.029</text:p>
          </table:table-cell>
          <table:table-cell office:value-type="float" office:value="93.665" calcext:value-type="float">
            <text:p>93.665</text:p>
          </table:table-cell>
          <table:table-cell office:value-type="float" office:value="93.847" calcext:value-type="float">
            <text:p>93.847</text:p>
          </table:table-cell>
          <table:table-cell office:value-type="float" office:value="93.86" calcext:value-type="float">
            <text:p>93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783" calcext:value-type="float">
            <text:p>74.783</text:p>
          </table:table-cell>
          <table:table-cell office:value-type="float" office:value="91.282" calcext:value-type="float">
            <text:p>91.282</text:p>
          </table:table-cell>
          <table:table-cell office:value-type="float" office:value="94.306" calcext:value-type="float">
            <text:p>94.306</text:p>
          </table:table-cell>
          <table:table-cell office:value-type="float" office:value="94.445" calcext:value-type="float">
            <text:p>94.445</text:p>
          </table:table-cell>
          <table:table-cell office:value-type="float" office:value="94.455" calcext:value-type="float">
            <text:p>94.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.459" calcext:value-type="float">
            <text:p>76.459</text:p>
          </table:table-cell>
          <table:table-cell office:value-type="float" office:value="93.697" calcext:value-type="float">
            <text:p>93.697</text:p>
          </table:table-cell>
          <table:table-cell office:value-type="float" office:value="95.942" calcext:value-type="float">
            <text:p>95.942</text:p>
          </table:table-cell>
          <table:table-cell office:value-type="float" office:value="96.062" calcext:value-type="float">
            <text:p>96.062</text:p>
          </table:table-cell>
          <table:table-cell office:value-type="float" office:value="96.07" calcext:value-type="float">
            <text:p>96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019" calcext:value-type="float">
            <text:p>77.019</text:p>
          </table:table-cell>
          <table:table-cell office:value-type="float" office:value="94.154" calcext:value-type="float">
            <text:p>94.154</text:p>
          </table:table-cell>
          <table:table-cell office:value-type="float" office:value="96.242" calcext:value-type="float">
            <text:p>96.242</text:p>
          </table:table-cell>
          <table:table-cell office:value-type="float" office:value="96.369" calcext:value-type="float">
            <text:p>96.369</text:p>
          </table:table-cell>
          <table:table-cell office:value-type="float" office:value="96.377" calcext:value-type="float">
            <text:p>96.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23:18:58.510056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1:39:45.783007571</meta:creation-date>
    <dc:date>2024-05-02T23:01:14.775241194</dc:date>
    <meta:editing-duration>PT1H11M10S</meta:editing-duration>
    <meta:editing-cycles>2</meta:editing-cycles>
    <meta:generator>LibreOffice/24.2.0.3$Linux_X86_64 LibreOffice_project/420$Build-3</meta:generator>
    <meta:document-statistic meta:table-count="1" meta:cell-count="76" meta:object-count="0"/>
  </office:meta>
</office:document-meta>
</file>